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2576" calcext:value-type="float">
            <text:p>55.6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604" calcext:value-type="float">
            <text:p>55.9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5768" calcext:value-type="float">
            <text:p>56.0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9192" calcext:value-type="float">
            <text:p>56.0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6144" calcext:value-type="float">
            <text:p>56.0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1176" calcext:value-type="float">
            <text:p>55.8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8984" calcext:value-type="float">
            <text:p>55.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8504" calcext:value-type="float">
            <text:p>55.8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0216" calcext:value-type="float">
            <text:p>55.8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42408" calcext:value-type="float">
            <text:p>55.8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0112" calcext:value-type="float">
            <text:p>55.7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5144" calcext:value-type="float">
            <text:p>55.6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1408" calcext:value-type="float">
            <text:p>55.4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168" calcext:value-type="float">
            <text:p>55.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0824" calcext:value-type="float">
            <text:p>55.3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2912" calcext:value-type="float">
            <text:p>55.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0616" calcext:value-type="float">
            <text:p>55.2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1472" calcext:value-type="float">
            <text:p>55.2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2432" calcext:value-type="float">
            <text:p>55.2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1952" calcext:value-type="float">
            <text:p>55.2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6712" calcext:value-type="float">
            <text:p>55.2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4896" calcext:value-type="float">
            <text:p>55.1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6776" calcext:value-type="float">
            <text:p>54.9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9992" calcext:value-type="float">
            <text:p>54.7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8656" calcext:value-type="float">
            <text:p>54.7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6464" calcext:value-type="float">
            <text:p>54.7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6944" calcext:value-type="float">
            <text:p>54.7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1432" calcext:value-type="float">
            <text:p>54.8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2768" calcext:value-type="float">
            <text:p>54.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2872" calcext:value-type="float">
            <text:p>54.9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0784" calcext:value-type="float">
            <text:p>55.0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5168" calcext:value-type="float">
            <text:p>55.0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3624" calcext:value-type="float">
            <text:p>54.9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7528" calcext:value-type="float">
            <text:p>54.8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924" calcext:value-type="float">
            <text:p>54.8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496" calcext:value-type="float">
            <text:p>54.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6672" calcext:value-type="float">
            <text:p>54.9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3248" calcext:value-type="float">
            <text:p>54.9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2016" calcext:value-type="float">
            <text:p>54.9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4208" calcext:value-type="float">
            <text:p>55.0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0032" calcext:value-type="float">
            <text:p>55.1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356" calcext:value-type="float">
            <text:p>55.1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7568" calcext:value-type="float">
            <text:p>55.2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8528" calcext:value-type="float">
            <text:p>55.2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9112" calcext:value-type="float">
            <text:p>55.3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0072" calcext:value-type="float">
            <text:p>55.4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312" calcext:value-type="float">
            <text:p>55.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0968" calcext:value-type="float">
            <text:p>55.7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5728" calcext:value-type="float">
            <text:p>55.7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5352" calcext:value-type="float">
            <text:p>55.7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9736" calcext:value-type="float">
            <text:p>55.7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3432" calcext:value-type="float">
            <text:p>55.6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8672" calcext:value-type="float">
            <text:p>55.6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8568" calcext:value-type="float">
            <text:p>55.5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4832" calcext:value-type="float">
            <text:p>55.4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6064" calcext:value-type="float">
            <text:p>55.3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8632" calcext:value-type="float">
            <text:p>55.3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74" calcext:value-type="float">
            <text:p>55.3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8256" calcext:value-type="float">
            <text:p>55.3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2264" calcext:value-type="float">
            <text:p>55.4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1136" calcext:value-type="float">
            <text:p>55.5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98" calcext:value-type="float">
            <text:p>55.5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9528" calcext:value-type="float">
            <text:p>55.6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4288" calcext:value-type="float">
            <text:p>55.6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6376" calcext:value-type="float">
            <text:p>55.5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2096" calcext:value-type="float">
            <text:p>55.6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8944" calcext:value-type="float">
            <text:p>55.5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884" calcext:value-type="float">
            <text:p>55.4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1032" calcext:value-type="float">
            <text:p>55.5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9424" calcext:value-type="float">
            <text:p>55.5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2744" calcext:value-type="float">
            <text:p>55.4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8464" calcext:value-type="float">
            <text:p>55.5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6168" calcext:value-type="float">
            <text:p>55.4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4456" calcext:value-type="float">
            <text:p>55.4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0176" calcext:value-type="float">
            <text:p>55.5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456" calcext:value-type="float">
            <text:p>55.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4664" calcext:value-type="float">
            <text:p>55.6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172" calcext:value-type="float">
            <text:p>55.6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9048" calcext:value-type="float">
            <text:p>55.6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1616" calcext:value-type="float">
            <text:p>55.6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9904" calcext:value-type="float">
            <text:p>55.6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3808" calcext:value-type="float">
            <text:p>55.6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3912" calcext:value-type="float">
            <text:p>55.6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65624" calcext:value-type="float">
            <text:p>55.6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2304" calcext:value-type="float">
            <text:p>55.7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6584" calcext:value-type="float">
            <text:p>55.7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22" calcext:value-type="float">
            <text:p>55.7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8296" calcext:value-type="float">
            <text:p>55.7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8776" calcext:value-type="float">
            <text:p>55.7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5832" calcext:value-type="float">
            <text:p>55.8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364" calcext:value-type="float">
            <text:p>55.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4016" calcext:value-type="float">
            <text:p>55.7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4392" calcext:value-type="float">
            <text:p>55.7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0488" calcext:value-type="float">
            <text:p>55.7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6416" calcext:value-type="float">
            <text:p>55.9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6792" calcext:value-type="float">
            <text:p>55.8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7168" calcext:value-type="float">
            <text:p>55.8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3264" calcext:value-type="float">
            <text:p>55.8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51552" calcext:value-type="float">
            <text:p>55.8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3744" calcext:value-type="float">
            <text:p>55.8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3848" calcext:value-type="float">
            <text:p>55.9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0904" calcext:value-type="float">
            <text:p>56.0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9568" calcext:value-type="float">
            <text:p>55.9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748" calcext:value-type="float">
            <text:p>56.0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34432" calcext:value-type="float">
            <text:p>56.0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1656" calcext:value-type="float">
            <text:p>55.9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27752" calcext:value-type="float">
            <text:p>55.9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8608" calcext:value-type="float">
            <text:p>55.9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508" calcext:value-type="float">
            <text:p>55.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2784" calcext:value-type="float">
            <text:p>55.8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316" calcext:value-type="float">
            <text:p>55.7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1824" calcext:value-type="float">
            <text:p>55.7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0592" calcext:value-type="float">
            <text:p>55.7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57064" calcext:value-type="float">
            <text:p>55.7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1344" calcext:value-type="float">
            <text:p>55.7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0008" calcext:value-type="float">
            <text:p>55.6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0864" calcext:value-type="float">
            <text:p>55.6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4768" calcext:value-type="float">
            <text:p>55.6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7336" calcext:value-type="float">
            <text:p>55.6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2952" calcext:value-type="float">
            <text:p>55.6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5896" calcext:value-type="float">
            <text:p>55.5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076" calcext:value-type="float">
            <text:p>55.6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6272" calcext:value-type="float">
            <text:p>55.5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1888" calcext:value-type="float">
            <text:p>55.4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788" calcext:value-type="float">
            <text:p>55.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73016" calcext:value-type="float">
            <text:p>55.3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3392" calcext:value-type="float">
            <text:p>55.3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2056" calcext:value-type="float">
            <text:p>55.3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18152" calcext:value-type="float">
            <text:p>55.3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5312" calcext:value-type="float">
            <text:p>55.4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4936" calcext:value-type="float">
            <text:p>55.4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3976" calcext:value-type="float">
            <text:p>55.4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1304" calcext:value-type="float">
            <text:p>55.3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7776" calcext:value-type="float">
            <text:p>55.3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4248" calcext:value-type="float">
            <text:p>55.3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7672" calcext:value-type="float">
            <text:p>55.2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4104" calcext:value-type="float">
            <text:p>54.9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51808" calcext:value-type="float">
            <text:p>54.8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6736" calcext:value-type="float">
            <text:p>54.6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3584" calcext:value-type="float">
            <text:p>54.5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1664" calcext:value-type="float">
            <text:p>54.4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3376" calcext:value-type="float">
            <text:p>54.4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9536" calcext:value-type="float">
            <text:p>54.1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4696" calcext:value-type="float">
            <text:p>53.5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7304" calcext:value-type="float">
            <text:p>53.8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2064" calcext:value-type="float">
            <text:p>53.8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6448" calcext:value-type="float">
            <text:p>53.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7136" calcext:value-type="float">
            <text:p>54.0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3336" calcext:value-type="float">
            <text:p>54.1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8032" calcext:value-type="float">
            <text:p>54.3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2144" calcext:value-type="float">
            <text:p>54.4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6048" calcext:value-type="float">
            <text:p>54.4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7176" calcext:value-type="float">
            <text:p>54.3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4232" calcext:value-type="float">
            <text:p>54.4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872" calcext:value-type="float">
            <text:p>54.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9576" calcext:value-type="float">
            <text:p>54.5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7968" calcext:value-type="float">
            <text:p>54.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3688" calcext:value-type="float">
            <text:p>54.6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7216" calcext:value-type="float">
            <text:p>54.6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9784" calcext:value-type="float">
            <text:p>54.6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2288" calcext:value-type="float">
            <text:p>54.8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2184" calcext:value-type="float">
            <text:p>54.8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00576" calcext:value-type="float">
            <text:p>54.9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98112" calcext:value-type="float">
            <text:p>54.9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0408" calcext:value-type="float">
            <text:p>55.0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9552" calcext:value-type="float">
            <text:p>55.0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212" calcext:value-type="float">
            <text:p>55.0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5544" calcext:value-type="float">
            <text:p>55.0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0136" calcext:value-type="float">
            <text:p>55.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7192" calcext:value-type="float">
            <text:p>55.2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5856" calcext:value-type="float">
            <text:p>55.2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9384" calcext:value-type="float">
            <text:p>55.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5" calcext:value-type="float">
            <text:p>55.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4144" calcext:value-type="float">
            <text:p>55.2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9968" calcext:value-type="float">
            <text:p>55.3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9592" calcext:value-type="float">
            <text:p>55.4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49216" calcext:value-type="float">
            <text:p>55.4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25416" calcext:value-type="float">
            <text:p>55.5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8088" calcext:value-type="float">
            <text:p>55.5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1932" calcext:value-type="float">
            <text:p>55.5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8028" calcext:value-type="float">
            <text:p>55.5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2472" calcext:value-type="float">
            <text:p>55.5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3704" calcext:value-type="float">
            <text:p>55.5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2552" calcext:value-type="float">
            <text:p>56.2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3616" calcext:value-type="float">
            <text:p>56.3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468" calcext:value-type="float">
            <text:p>56.4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2112" calcext:value-type="float">
            <text:p>56.5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4784" calcext:value-type="float">
            <text:p>56.5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2008" calcext:value-type="float">
            <text:p>56.4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6016" calcext:value-type="float">
            <text:p>56.5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7352" calcext:value-type="float">
            <text:p>56.5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5744" calcext:value-type="float">
            <text:p>56.6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3072" calcext:value-type="float">
            <text:p>56.5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168" calcext:value-type="float">
            <text:p>59.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788" calcext:value-type="float">
            <text:p>59.2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6168" calcext:value-type="float">
            <text:p>59.2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1784" calcext:value-type="float">
            <text:p>59.2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8152" calcext:value-type="float">
            <text:p>59.1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7672" calcext:value-type="float">
            <text:p>59.0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94624" calcext:value-type="float">
            <text:p>59.0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58048" calcext:value-type="float">
            <text:p>59.0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45856" calcext:value-type="float">
            <text:p>59.0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5272" calcext:value-type="float">
            <text:p>58.9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736" calcext:value-type="float">
            <text:p>58.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3456" calcext:value-type="float">
            <text:p>58.8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1744" calcext:value-type="float">
            <text:p>58.9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6024" calcext:value-type="float">
            <text:p>58.8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3352" calcext:value-type="float">
            <text:p>58.8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4584" calcext:value-type="float">
            <text:p>58.7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64856" calcext:value-type="float">
            <text:p>58.6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828" calcext:value-type="float">
            <text:p>58.6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9512" calcext:value-type="float">
            <text:p>58.5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1224" calcext:value-type="float">
            <text:p>58.5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588" calcext:value-type="float">
            <text:p>58.4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6216" calcext:value-type="float">
            <text:p>58.1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7824" calcext:value-type="float">
            <text:p>58.0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29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3472" calcext:value-type="float">
            <text:p>52.1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5904" calcext:value-type="float">
            <text:p>54.0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64712" calcext:value-type="float">
            <text:p>54.4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40912" calcext:value-type="float">
            <text:p>54.5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6256" calcext:value-type="float">
            <text:p>54.6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93896" calcext:value-type="float">
            <text:p>54.7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9928" calcext:value-type="float">
            <text:p>55.0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1744" calcext:value-type="float">
            <text:p>55.1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6984" calcext:value-type="float">
            <text:p>55.1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9176" calcext:value-type="float">
            <text:p>55.1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6608" calcext:value-type="float">
            <text:p>55.1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404" calcext:value-type="float">
            <text:p>55.1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8904" calcext:value-type="float">
            <text:p>55.2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3768" calcext:value-type="float">
            <text:p>55.2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596" calcext:value-type="float">
            <text:p>55.3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3352" calcext:value-type="float">
            <text:p>55.0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0888" calcext:value-type="float">
            <text:p>55.1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7048" calcext:value-type="float">
            <text:p>54.8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3416" calcext:value-type="float">
            <text:p>54.7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9512" calcext:value-type="float">
            <text:p>54.7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4752" calcext:value-type="float">
            <text:p>54.7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588" calcext:value-type="float">
            <text:p>54.6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4168" calcext:value-type="float">
            <text:p>54.6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3312" calcext:value-type="float">
            <text:p>54.6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8176" calcext:value-type="float">
            <text:p>54.7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684" calcext:value-type="float">
            <text:p>54.7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6088" calcext:value-type="float">
            <text:p>54.8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2664" calcext:value-type="float">
            <text:p>54.8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5712" calcext:value-type="float">
            <text:p>54.8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0952" calcext:value-type="float">
            <text:p>54.8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18864" calcext:value-type="float">
            <text:p>54.9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07256" calcext:value-type="float">
            <text:p>55.0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2496" calcext:value-type="float">
            <text:p>55.0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9824" calcext:value-type="float">
            <text:p>54.9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7736" calcext:value-type="float">
            <text:p>55.0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32808" calcext:value-type="float">
            <text:p>55.2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024" calcext:value-type="float">
            <text:p>55.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7548" calcext:value-type="float">
            <text:p>55.2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66336" calcext:value-type="float">
            <text:p>55.2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5584" calcext:value-type="float">
            <text:p>55.3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692" calcext:value-type="float">
            <text:p>55.3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0448" calcext:value-type="float">
            <text:p>55.4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97984" calcext:value-type="float">
            <text:p>55.4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6752" calcext:value-type="float">
            <text:p>55.5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1512" calcext:value-type="float">
            <text:p>55.5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52848" calcext:value-type="float">
            <text:p>55.5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07712" calcext:value-type="float">
            <text:p>55.6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66208" calcext:value-type="float">
            <text:p>55.7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7544" calcext:value-type="float">
            <text:p>55.7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3368" calcext:value-type="float">
            <text:p>55.9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5184" calcext:value-type="float">
            <text:p>55.9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4808" calcext:value-type="float">
            <text:p>55.9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5664" calcext:value-type="float">
            <text:p>55.9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6624" calcext:value-type="float">
            <text:p>56.0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0528" calcext:value-type="float">
            <text:p>56.0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0632" calcext:value-type="float">
            <text:p>56.1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3304" calcext:value-type="float">
            <text:p>56.1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5016" calcext:value-type="float">
            <text:p>56.1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7208" calcext:value-type="float">
            <text:p>56.1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892" calcext:value-type="float">
            <text:p>56.1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25872" calcext:value-type="float">
            <text:p>56.1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9504" calcext:value-type="float">
            <text:p>56.2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6936" calcext:value-type="float">
            <text:p>56.2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02656" calcext:value-type="float">
            <text:p>56.3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1424" calcext:value-type="float">
            <text:p>56.3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4952" calcext:value-type="float">
            <text:p>56.3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6288" calcext:value-type="float">
            <text:p>56.4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42" calcext:value-type="float">
            <text:p>56.4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3344" calcext:value-type="float">
            <text:p>56.4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0296" calcext:value-type="float">
            <text:p>56.4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0776" calcext:value-type="float">
            <text:p>56.5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7728" calcext:value-type="float">
            <text:p>56.4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91632" calcext:value-type="float">
            <text:p>56.4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1256" calcext:value-type="float">
            <text:p>56.5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6496" calcext:value-type="float">
            <text:p>56.5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8612" calcext:value-type="float">
            <text:p>56.5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95264" calcext:value-type="float">
            <text:p>56.5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4708" calcext:value-type="float">
            <text:p>56.6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7936" calcext:value-type="float">
            <text:p>56.6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6224" calcext:value-type="float">
            <text:p>56.6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1464" calcext:value-type="float">
            <text:p>56.6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3656" calcext:value-type="float">
            <text:p>56.6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1672" calcext:value-type="float">
            <text:p>56.8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8728" calcext:value-type="float">
            <text:p>56.8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9208" calcext:value-type="float">
            <text:p>56.9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9688" calcext:value-type="float">
            <text:p>56.9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7496" calcext:value-type="float">
            <text:p>56.9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3592" calcext:value-type="float">
            <text:p>56.9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4552" calcext:value-type="float">
            <text:p>56.9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5032" calcext:value-type="float">
            <text:p>57.0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5992" calcext:value-type="float">
            <text:p>57.0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64656" calcext:value-type="float">
            <text:p>57.0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1232" calcext:value-type="float">
            <text:p>57.1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524" calcext:value-type="float">
            <text:p>57.1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8016" calcext:value-type="float">
            <text:p>57.2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0688" calcext:value-type="float">
            <text:p>57.3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0312" calcext:value-type="float">
            <text:p>57.3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6888" calcext:value-type="float">
            <text:p>57.3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1272" calcext:value-type="float">
            <text:p>57.4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8704" calcext:value-type="float">
            <text:p>57.4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7848" calcext:value-type="float">
            <text:p>57.4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6136" calcext:value-type="float">
            <text:p>57.4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9664" calcext:value-type="float">
            <text:p>57.5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18808" calcext:value-type="float">
            <text:p>57.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6616" calcext:value-type="float">
            <text:p>57.5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244" calcext:value-type="float">
            <text:p>57.6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7484" calcext:value-type="float">
            <text:p>57.7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0936" calcext:value-type="float">
            <text:p>57.7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628" calcext:value-type="float">
            <text:p>57.8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0392" calcext:value-type="float">
            <text:p>58.0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0872" calcext:value-type="float">
            <text:p>58.0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1352" calcext:value-type="float">
            <text:p>58.0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6592" calcext:value-type="float">
            <text:p>58.0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1728" calcext:value-type="float">
            <text:p>58.0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2584" calcext:value-type="float">
            <text:p>58.0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9264" calcext:value-type="float">
            <text:p>58.1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3648" calcext:value-type="float">
            <text:p>58.1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5464" calcext:value-type="float">
            <text:p>58.1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3752" calcext:value-type="float">
            <text:p>58.2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204" calcext:value-type="float">
            <text:p>58.2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2896" calcext:value-type="float">
            <text:p>58.2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9368" calcext:value-type="float">
            <text:p>58.1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3272" calcext:value-type="float">
            <text:p>58.1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77176" calcext:value-type="float">
            <text:p>58.1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4024" calcext:value-type="float">
            <text:p>58.1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8784" calcext:value-type="float">
            <text:p>58.0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5152" calcext:value-type="float">
            <text:p>57.9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4672" calcext:value-type="float">
            <text:p>57.9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1144" calcext:value-type="float">
            <text:p>57.9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4568" calcext:value-type="float">
            <text:p>57.8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9328" calcext:value-type="float">
            <text:p>57.8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3712" calcext:value-type="float">
            <text:p>57.8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7616" calcext:value-type="float">
            <text:p>57.8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90664" calcext:value-type="float">
            <text:p>57.8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69912" calcext:value-type="float">
            <text:p>57.9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9536" calcext:value-type="float">
            <text:p>58.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31456" calcext:value-type="float">
            <text:p>58.1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0224" calcext:value-type="float">
            <text:p>58.1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5944" calcext:value-type="float">
            <text:p>58.22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6048" calcext:value-type="float">
            <text:p>58.2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9472" calcext:value-type="float">
            <text:p>58.2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252" calcext:value-type="float">
            <text:p>58.2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4712" calcext:value-type="float">
            <text:p>58.2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5192" calcext:value-type="float">
            <text:p>58.3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24064" calcext:value-type="float">
            <text:p>58.4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8448" calcext:value-type="float">
            <text:p>58.4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3688" calcext:value-type="float">
            <text:p>58.4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454" calcext:value-type="float">
            <text:p>58.4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1492" calcext:value-type="float">
            <text:p>58.4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0536" calcext:value-type="float">
            <text:p>58.3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1392" calcext:value-type="float">
            <text:p>58.3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6528" calcext:value-type="float">
            <text:p>58.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9096" calcext:value-type="float">
            <text:p>58.2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28992" calcext:value-type="float">
            <text:p>58.2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1832" calcext:value-type="float">
            <text:p>58.0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2376" calcext:value-type="float">
            <text:p>57.8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2272" calcext:value-type="float">
            <text:p>57.8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5592" calcext:value-type="float">
            <text:p>57.6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25488" calcext:value-type="float">
            <text:p>57.6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3192" calcext:value-type="float">
            <text:p>57.5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0908" calcext:value-type="float">
            <text:p>57.4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3528" calcext:value-type="float">
            <text:p>57.1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2088" calcext:value-type="float">
            <text:p>57.0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8832" calcext:value-type="float">
            <text:p>56.9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092" calcext:value-type="float">
            <text:p>56.8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4616" calcext:value-type="float">
            <text:p>56.7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7184" calcext:value-type="float">
            <text:p>56.7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9648" calcext:value-type="float">
            <text:p>56.6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1736" calcext:value-type="float">
            <text:p>56.5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6872" calcext:value-type="float">
            <text:p>56.5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58104" calcext:value-type="float">
            <text:p>56.4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00192" calcext:value-type="float">
            <text:p>56.4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0464" calcext:value-type="float">
            <text:p>56.2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4744" calcext:value-type="float">
            <text:p>56.2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3784" calcext:value-type="float">
            <text:p>56.1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01488" calcext:value-type="float">
            <text:p>56.1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49672" calcext:value-type="float">
            <text:p>56.0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8712" calcext:value-type="float">
            <text:p>55.9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7272" calcext:value-type="float">
            <text:p>55.8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9632" calcext:value-type="float">
            <text:p>55.7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6648" calcext:value-type="float">
            <text:p>55.4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21784" calcext:value-type="float">
            <text:p>55.4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63872" calcext:value-type="float">
            <text:p>55.3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09008" calcext:value-type="float">
            <text:p>55.3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5752" calcext:value-type="float">
            <text:p>55.1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8488" calcext:value-type="float">
            <text:p>54.9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068" calcext:value-type="float">
            <text:p>54.9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73728" calcext:value-type="float">
            <text:p>54.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1536" calcext:value-type="float">
            <text:p>54.9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21912" calcext:value-type="float">
            <text:p>54.9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5608" calcext:value-type="float">
            <text:p>54.7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8448" calcext:value-type="float">
            <text:p>54.6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1768" calcext:value-type="float">
            <text:p>54.5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0224" calcext:value-type="float">
            <text:p>54.3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2272" calcext:value-type="float">
            <text:p>53.9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8264" calcext:value-type="float">
            <text:p>53.9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6928" calcext:value-type="float">
            <text:p>53.9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9496" calcext:value-type="float">
            <text:p>53.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2816" calcext:value-type="float">
            <text:p>53.7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8496" calcext:value-type="float">
            <text:p>53.4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0584" calcext:value-type="float">
            <text:p>53.4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5928" calcext:value-type="float">
            <text:p>53.5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5656" calcext:value-type="float">
            <text:p>53.6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052" calcext:value-type="float">
            <text:p>53.6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3944" calcext:value-type="float">
            <text:p>53.6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8536" calcext:value-type="float">
            <text:p>53.8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7408" calcext:value-type="float">
            <text:p>53.9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1792" calcext:value-type="float">
            <text:p>53.96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8096" calcext:value-type="float">
            <text:p>54.1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17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4608" calcext:value-type="float">
            <text:p>54.3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3168" calcext:value-type="float">
            <text:p>54.3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5528" calcext:value-type="float">
            <text:p>54.1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5256" calcext:value-type="float">
            <text:p>54.2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292" calcext:value-type="float">
            <text:p>53.8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4152" calcext:value-type="float">
            <text:p>53.7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4528" calcext:value-type="float">
            <text:p>53.7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1064" calcext:value-type="float">
            <text:p>53.4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5952" calcext:value-type="float">
            <text:p>52.9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5448" calcext:value-type="float">
            <text:p>53.4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4968" calcext:value-type="float">
            <text:p>53.4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3152" calcext:value-type="float">
            <text:p>53.4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4216" calcext:value-type="float">
            <text:p>53.5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9352" calcext:value-type="float">
            <text:p>53.4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4128" calcext:value-type="float">
            <text:p>54.3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6152" calcext:value-type="float">
            <text:p>54.5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0264" calcext:value-type="float">
            <text:p>54.6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828" calcext:value-type="float">
            <text:p>54.8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688" calcext:value-type="float">
            <text:p>55.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1-0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3664" calcext:value-type="float">
            <text:p>55.2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9864" calcext:value-type="float">
            <text:p>55.2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48048" calcext:value-type="float">
            <text:p>55.2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0512" calcext:value-type="float">
            <text:p>55.1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13936" calcext:value-type="float">
            <text:p>55.1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1368" calcext:value-type="float">
            <text:p>55.1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1848" calcext:value-type="float">
            <text:p>55.1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3164" calcext:value-type="float">
            <text:p>55.0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0392" calcext:value-type="float">
            <text:p>54.1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5968" calcext:value-type="float">
            <text:p>53.8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46" calcext:value-type="float">
            <text:p>52.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316" calcext:value-type="float">
            <text:p>51.9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2952" calcext:value-type="float">
            <text:p>51.8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0512" calcext:value-type="float">
            <text:p>51.3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4312" calcext:value-type="float">
            <text:p>51.2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6128" calcext:value-type="float">
            <text:p>51.3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27024" calcext:value-type="float">
            <text:p>51.6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9736" calcext:value-type="float">
            <text:p>51.9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0488" calcext:value-type="float">
            <text:p>51.9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4872" calcext:value-type="float">
            <text:p>51.9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1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2472" calcext:value-type="float">
            <text:p>51.7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7776" calcext:value-type="float">
            <text:p>51.5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788" calcext:value-type="float">
            <text:p>51.6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9728" calcext:value-type="float">
            <text:p>49.6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24616" calcext:value-type="float">
            <text:p>49.1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708" calcext:value-type="float">
            <text:p>49.0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9272" calcext:value-type="float">
            <text:p>49.0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8896" calcext:value-type="float">
            <text:p>49.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14" calcext:value-type="float">
            <text:p>49.3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2192" calcext:value-type="float">
            <text:p>49.5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8328" calcext:value-type="float">
            <text:p>49.8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5864" calcext:value-type="float">
            <text:p>49.9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0448" calcext:value-type="float">
            <text:p>51.5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88568" calcext:value-type="float">
            <text:p>51.7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1-0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1208" calcext:value-type="float">
            <text:p>53.8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7512" calcext:value-type="float">
            <text:p>54.0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2584" calcext:value-type="float">
            <text:p>54.2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2544" calcext:value-type="float">
            <text:p>53.8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5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5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5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5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8776" calcext:value-type="float">
            <text:p>51.9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8192" calcext:value-type="float">
            <text:p>51.8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3808" calcext:value-type="float">
            <text:p>51.8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5624" calcext:value-type="float">
            <text:p>51.8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3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3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7856" calcext:value-type="float">
            <text:p>52.1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3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2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1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8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2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2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1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1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0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0-3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0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2608" calcext:value-type="float">
            <text:p>53.6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9184" calcext:value-type="float">
            <text:p>53.6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10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9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9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5552" calcext:value-type="float">
            <text:p>53.5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9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9624" calcext:value-type="float">
            <text:p>53.3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1544" calcext:value-type="float">
            <text:p>53.5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8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7-1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7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7288" calcext:value-type="float">
            <text:p>52.9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6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5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2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2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1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7-01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2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2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1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1-0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9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8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4248" calcext:value-type="float">
            <text:p>51.5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6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6-0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5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3896" calcext:value-type="float">
            <text:p>50.9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6088" calcext:value-type="float">
            <text:p>50.9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11912" calcext:value-type="float">
            <text:p>51.1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27736" calcext:value-type="float">
            <text:p>51.2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4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8904" calcext:value-type="float">
            <text:p>51.4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74" calcext:value-type="float">
            <text:p>51.5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4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5692" calcext:value-type="float">
            <text:p>51.5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596" calcext:value-type="float">
            <text:p>51.4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3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31952" calcext:value-type="float">
            <text:p>51.4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3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4728" calcext:value-type="float">
            <text:p>51.5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14832" calcext:value-type="float">
            <text:p>51.6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3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84352" calcext:value-type="float">
            <text:p>51.5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398" calcext:value-type="float">
            <text:p>51.7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0008" calcext:value-type="float">
            <text:p>51.8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0592" calcext:value-type="float">
            <text:p>51.9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4136" calcext:value-type="float">
            <text:p>52.9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9832" calcext:value-type="float">
            <text:p>53.5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7632" calcext:value-type="float">
            <text:p>54.9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1-1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8696" calcext:value-type="float">
            <text:p>55.0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2224" calcext:value-type="float">
            <text:p>55.1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42536" calcext:value-type="float">
            <text:p>55.3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26" calcext:value-type="float">
            <text:p>5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2888" calcext:value-type="float">
            <text:p>55.8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9944" calcext:value-type="float">
            <text:p>55.9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75936" calcext:value-type="float">
            <text:p>55.8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4496" calcext:value-type="float">
            <text:p>55.7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93056" calcext:value-type="float">
            <text:p>55.6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504" calcext:value-type="float">
            <text:p>55.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54728" calcext:value-type="float">
            <text:p>55.3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2352" calcext:value-type="float">
            <text:p>54.6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16528" calcext:value-type="float">
            <text:p>54.5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18992" calcext:value-type="float">
            <text:p>54.4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2792" calcext:value-type="float">
            <text:p>54.3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42906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42" meta:object-count="0"/>
    <meta:user-defined meta:name="AppVersion">3.0</meta:user-defined>
  </office:meta>
</office:document-meta>
</file>